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amond" fo:font-size="12pt" fo:language="pt" fo:country="BR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" fo:font-size="12pt" fo:language="pt" fo:country="BR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family-generic="roman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a </meta:initial-creator>
    <meta:creation-date>2014-11-09T17:18:46.2084486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